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Arial" svg:font-family="Arial"/>
    <style:font-face style:name="" svg:font-family="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vertical-align="top" style:writing-mode="page"/>
      <style:table-cell-properties style:vertical-align="top" fo:background-color="transparent" fo:border="none" fo:wrap-option="wrap"/>
    </style:style>
    <style:style style:parent-style-name="Default" style:data-style-name="" style:family="table-cell" style:name="ce5">
      <style:text-properties fo:color="#000000" fo:font-family="Arial" style:font-family-asian="Arial" style:font-family-complex="Arial" fo:font-size="7pt" style:font-size-asian="7pt" style:font-size-complex="7pt" fo:font-style="normal" fo:font-weight="bold"/>
      <style:paragraph-properties fo:text-align="start" style:vertical-align="middle" style:writing-mode="page"/>
      <style:table-cell-properties style:vertical-align="middle" style:text-align-source="fix" fo:background-color="transparent" fo:border="none" fo:wrap-option="wrap"/>
    </style:style>
    <style:style style:parent-style-name="Default" style:data-style-name="NF10002" style:family="table-cell" style:name="ce6">
      <style:text-properties fo:color="#000000" fo:font-family="Arial" style:font-family-asian="Arial" style:font-family-complex="Arial" fo:font-size="7pt" style:font-size-asian="7pt" style:font-size-complex="7pt" fo:font-style="normal" fo:font-weight="bold"/>
      <style:paragraph-properties fo:text-align="start" style:vertical-align="middle" style:writing-mode="page"/>
      <style:table-cell-properties style:vertical-align="middle" style:text-align-source="fix" fo:background-color="transparent" fo:border="none" fo:wrap-option="wrap"/>
    </style:style>
    <style:style style:parent-style-name="Default" style:data-style-name="" style:family="table-cell" style:name="ce7">
      <style:text-properties fo:color="#000000" fo:font-family="Arial" style:font-family-asian="Arial" style:font-family-complex="Arial" fo:font-size="7pt" style:font-size-asian="7pt" style:font-size-complex="7pt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transparent" fo:border="none" fo:wrap-option="wrap"/>
    </style:style>
    <style:style style:parent-style-name="Default" style:data-style-name="NF10002" style:family="table-cell" style:name="ce8">
      <style:text-properties fo:color="#000000" fo:font-family="Arial" style:font-family-asian="Arial" style:font-family-complex="Arial" fo:font-size="7pt" style:font-size-asian="7pt" style:font-size-complex="7pt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transparent" fo:border="none" fo:wrap-option="wrap"/>
    </style:style>
    <style:style style:parent-style-name="Default" style:data-style-name="" style:family="table-cell" style:name="ce9">
      <style:text-properties fo:color="#000000" fo:font-family="Arial" style:font-family-asian="Arial" style:font-family-complex="Arial" fo:font-size="6pt" style:font-size-asian="6pt" style:font-size-complex="6pt" fo:font-style="normal" fo:font-weight="bold"/>
      <style:paragraph-properties fo:text-align="end" style:vertical-align="middle" style:writing-mode="page"/>
      <style:table-cell-properties style:vertical-align="middle" style:text-align-source="fix" fo:background-color="transparent" fo:border="none" fo:wrap-option="wrap"/>
    </style:style>
    <style:style style:parent-style-name="Default" style:data-style-name="" style:family="table-cell" style:name="ce10">
      <style:text-properties fo:color="#000000" fo:font-family="Arial" style:font-family-asian="Arial" style:font-family-complex="Arial" fo:font-size="6pt" style:font-size-asian="6pt" style:font-size-complex="6pt" fo:font-style="normal" fo:font-weight="bold"/>
      <style:paragraph-properties fo:text-align="start" style:vertical-align="middle" style:writing-mode="page"/>
      <style:table-cell-properties style:vertical-align="middle" style:text-align-source="fix" fo:background-color="transparent" fo:border="none" fo:wrap-option="wrap"/>
    </style:style>
    <style:style style:parent-style-name="Default" style:data-style-name="NF10002" style:family="table-cell" style:name="ce11">
      <style:text-properties fo:color="#000000" fo:font-family="Arial" style:font-family-asian="Arial" style:font-family-complex="Arial" fo:font-size="6pt" style:font-size-asian="6pt" style:font-size-complex="6pt" fo:font-style="normal" fo:font-weight="normal"/>
      <style:paragraph-properties fo:text-align="end" style:vertical-align="top" style:writing-mode="page"/>
      <style:table-cell-properties style:vertical-align="top" style:text-align-source="fix" fo:background-color="transparent" fo:border="none" fo:wrap-option="wrap"/>
    </style:style>
    <style:style style:parent-style-name="Default" style:data-style-name="" style:family="table-cell" style:name="ce12">
      <style:text-properties fo:color="#000000" fo:font-family="Arial" style:font-family-asian="Arial" style:font-family-complex="Arial" fo:font-size="6pt" style:font-size-asian="6pt" style:font-size-complex="6pt" fo:font-style="normal" fo:font-weight="normal"/>
      <style:paragraph-properties fo:text-align="start" style:vertical-align="top" style:writing-mode="page"/>
      <style:table-cell-properties style:vertical-align="top" style:text-align-source="fix" fo:background-color="transparent" fo:border="none" fo:wrap-option="wrap"/>
    </style:style>
    <style:style style:parent-style-name="Default" style:data-style-name="NF10003" style:family="table-cell" style:name="ce13">
      <style:text-properties fo:color="#000000" fo:font-family="Arial" style:font-family-asian="Arial" style:font-family-complex="Arial" fo:font-size="6pt" style:font-size-asian="6pt" style:font-size-complex="6pt" fo:font-style="normal" fo:font-weight="normal"/>
      <style:paragraph-properties fo:text-align="end" style:vertical-align="top" style:writing-mode="page"/>
      <style:table-cell-properties style:vertical-align="top" style:text-align-source="fix" fo:background-color="transparent" fo:border="none" fo:wrap-option="wrap"/>
    </style:style>
    <style:style style:parent-style-name="Default" style:data-style-name="" style:family="table-cell" style:name="ce14">
      <style:text-properties fo:color="#000000" fo:font-family="Arial" style:font-family-asian="Arial" style:font-family-complex="Arial" fo:font-size="6pt" style:font-size-asian="6pt" style:font-size-complex="6pt" fo:font-style="normal" fo:font-weight="bold"/>
      <style:paragraph-properties fo:text-align="end" style:vertical-align="top" style:writing-mode="page"/>
      <style:table-cell-properties style:vertical-align="top" style:text-align-source="fix" fo:background-color="transparent" fo:border="none" fo:wrap-option="wrap"/>
    </style:style>
    <style:style style:parent-style-name="Default" style:data-style-name="NF10002" style:family="table-cell" style:name="ce15">
      <style:text-properties fo:color="#000000" fo:font-family="Arial" style:font-family-asian="Arial" style:font-family-complex="Arial" fo:font-size="6pt" style:font-size-asian="6pt" style:font-size-complex="6pt" fo:font-style="normal" fo:font-weight="bold"/>
      <style:paragraph-properties fo:text-align="end" style:vertical-align="top" style:writing-mode="page"/>
      <style:table-cell-properties style:vertical-align="top" style:text-align-source="fix" fo:background-color="transparent" fo:border="none" fo:wrap-option="wrap"/>
    </style:style>
    <style:style style:parent-style-name="Default" style:data-style-name="NF10003" style:family="table-cell" style:name="ce16">
      <style:text-properties fo:color="#000000" fo:font-family="Arial" style:font-family-asian="Arial" style:font-family-complex="Arial" fo:font-size="6pt" style:font-size-asian="6pt" style:font-size-complex="6pt" fo:font-style="normal" fo:font-weight="bold"/>
      <style:paragraph-properties fo:text-align="end" style:vertical-align="top" style:writing-mode="page"/>
      <style:table-cell-properties style:vertical-align="top" style:text-align-source="fix" fo:background-color="transparent" fo:border="none" fo:wrap-option="wrap"/>
    </style:style>
    <style:style style:parent-style-name="Default" style:data-style-name="" style:family="table-cell" style:name="ce17">
      <style:text-properties fo:color="#000000" fo:font-family="Arial" style:font-family-asian="Arial" style:font-family-complex="Arial" fo:font-size="7pt" style:font-size-asian="7pt" style:font-size-complex="7pt" fo:font-style="normal" fo:font-weight="bold"/>
      <style:paragraph-properties fo:text-align="start" style:vertical-align="top" style:writing-mode="page"/>
      <style:table-cell-properties style:vertical-align="top" style:text-align-source="fix" fo:background-color="transparent" fo:border="none" fo:wrap-option="wrap"/>
    </style:style>
    <style:style style:parent-style-name="Default" style:data-style-name="NF10002" style:family="table-cell" style:name="ce18">
      <style:text-properties fo:color="#000000" fo:font-family="Arial" style:font-family-asian="Arial" style:font-family-complex="Arial" fo:font-size="7pt" style:font-size-asian="7pt" style:font-size-complex="7pt" fo:font-style="normal" fo:font-weight="bold"/>
      <style:paragraph-properties fo:text-align="start" style:vertical-align="top" style:writing-mode="page"/>
      <style:table-cell-properties style:vertical-align="top" style:text-align-source="fix" fo:background-color="transparent" fo:border="none" fo:wrap-option="wrap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932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2.037cm" style:use-optimal-column-width="true" fo:break-before="auto"/>
    </style:style>
    <style:style style:family="table-column" style:name="co3">
      <style:table-column-properties style:column-width="4.869cm" style:use-optimal-column-width="true" fo:break-before="auto"/>
    </style:style>
    <style:style style:family="table-column" style:name="co4">
      <style:table-column-properties style:column-width="4.763cm" style:use-optimal-column-width="true" fo:break-before="auto"/>
    </style:style>
    <style:style style:family="table-column" style:name="co5">
      <style:table-column-properties style:column-width="4.234cm" style:use-optimal-column-width="true" fo:break-before="auto"/>
    </style:style>
    <style:style style:family="table-column" style:name="co6">
      <style:table-column-properties style:column-width="2.381cm" style:use-optimal-column-width="true" fo:break-before="auto"/>
    </style:style>
    <style:style style:family="table-column" style:name="co7">
      <style:table-column-properties style:column-width="2.884cm" style:use-optimal-column-width="true" fo:break-before="auto"/>
    </style:style>
    <style:style style:family="table-column" style:name="co8">
      <style:table-column-properties style:column-width="3.202cm" style:use-optimal-column-width="true" fo:break-before="auto"/>
    </style:style>
    <style:style style:family="table-column" style:name="co9">
      <style:table-column-properties style:column-width="3.837cm" style:use-optimal-column-width="true" fo:break-before="auto"/>
    </style:style>
    <style:style style:family="table-column" style:name="co10">
      <style:table-column-properties style:column-width="3.36cm" style:use-optimal-column-width="true" fo:break-before="auto"/>
    </style:style>
    <style:style style:family="table-column" style:name="co11">
      <style:table-column-properties style:column-width="3.969cm" style:use-optimal-column-width="true" fo:break-before="auto"/>
    </style:style>
    <style:style style:family="table-column" style:name="co12">
      <style:table-column-properties style:column-width="3.731cm" style:use-optimal-column-width="true" fo:break-before="auto"/>
    </style:style>
    <style:style style:family="table-column" style:name="co13">
      <style:table-column-properties style:column-width="5.689cm" style:use-optimal-column-width="true" fo:break-before="auto"/>
    </style:style>
    <style:style style:family="table-column" style:name="co14">
      <style:table-column-properties style:column-width="2.937cm" style:use-optimal-column-width="true" fo:break-before="auto"/>
    </style:style>
    <style:style style:family="table-column" style:name="co15">
      <style:table-column-properties style:column-width="2.699cm" style:use-optimal-column-width="true" fo:break-before="auto"/>
    </style:style>
    <style:style style:family="table-column" style:name="co16">
      <style:table-column-properties style:column-width="2.646cm" style:use-optimal-column-width="true" fo:break-before="auto"/>
    </style:style>
    <style:style style:family="table-column" style:name="co17">
      <style:table-column-properties style:column-width="1.455cm" style:use-optimal-column-width="true" fo:break-before="auto"/>
    </style:style>
    <style:style style:family="table-column" style:name="co18">
      <style:table-column-properties style:column-width="1.641cm" style:use-optimal-column-width="true" fo:break-before="auto"/>
    </style:style>
    <style:style style:family="table-column" style:name="co19">
      <style:table-column-properties style:column-width="2.328cm" style:use-optimal-column-width="true" fo:break-before="auto"/>
    </style:style>
    <style:style style:family="table-column" style:name="co20">
      <style:table-column-properties style:column-width="2.911cm" style:use-optimal-column-width="true" fo:break-before="auto"/>
    </style:style>
    <style:style style:family="table-column" style:name="co21">
      <style:table-column-properties style:column-width="2.593cm" style:use-optimal-column-width="true" fo:break-before="auto"/>
    </style:style>
    <style:style style:family="table-column" style:name="co22">
      <style:table-column-properties style:column-width="3.096cm" style:use-optimal-column-width="true" fo:break-before="auto"/>
    </style:style>
    <style:style style:family="table-column" style:name="co23">
      <style:table-column-properties style:column-width="4.313cm" style:use-optimal-column-width="true" fo:break-before="auto"/>
    </style:style>
    <style:style style:family="table-column" style:name="co24">
      <style:table-column-properties style:column-width="5.027cm" style:use-optimal-column-width="true" fo:break-before="auto"/>
    </style:style>
    <style:style style:family="table-column" style:name="co25">
      <style:table-column-properties style:column-width="3.572cm" style:use-optimal-column-width="true" fo:break-before="auto"/>
    </style:style>
    <style:style style:family="table-column" style:name="co26">
      <style:table-column-properties style:column-width="2.461cm" style:use-optimal-column-width="true" fo:break-before="auto"/>
    </style:style>
    <style:style style:family="table-column" style:name="co27">
      <style:table-column-properties style:column-width="2.911cm" style:use-optimal-column-width="true" fo:break-before="auto"/>
    </style:style>
    <style:style style:family="table-column" style:name="co28">
      <style:table-column-properties style:column-width="2.037cm" style:use-optimal-column-width="true" fo:break-before="auto"/>
    </style:style>
    <style:style style:family="table-column" style:name="co29">
      <style:table-column-properties style:column-width="2.54cm" style:use-optimal-column-width="true" fo:break-before="auto"/>
    </style:style>
    <style:style style:family="table-column" style:name="co30">
      <style:table-column-properties style:column-width="4.366cm" style:use-optimal-column-width="true" fo:break-before="auto"/>
    </style:style>
    <style:style style:family="table-column" style:name="co31">
      <style:table-column-properties style:column-width="4.869cm" style:use-optimal-column-width="true" fo:break-before="auto"/>
    </style:style>
    <style:style style:family="table-column" style:name="co32">
      <style:table-column-properties style:column-width="3.546cm" style:use-optimal-column-width="true" fo:break-before="auto"/>
    </style:style>
    <style:style style:family="table-column" style:name="co33">
      <style:table-column-properties style:column-width="4.101cm" style:use-optimal-column-width="true" fo:break-before="auto"/>
    </style:style>
    <style:style style:family="table-column" style:name="co34">
      <style:table-column-properties style:column-width="3.81cm" style:use-optimal-column-width="true" fo:break-before="auto"/>
    </style:style>
    <style:style style:family="table-column" style:name="co35">
      <style:table-column-properties style:column-width="4.419cm" style:use-optimal-column-width="true" fo:break-before="auto"/>
    </style:style>
    <style:style style:family="table-column" style:name="co36">
      <style:table-column-properties style:column-width="2.514cm" style:use-optimal-column-width="true" fo:break-before="auto"/>
    </style:style>
    <style:style style:family="table-column" style:name="co37">
      <style:table-column-properties style:column-width="3.122cm" style:use-optimal-column-width="true" fo:break-before="auto"/>
    </style:style>
    <style:style style:family="table-column" style:name="co38">
      <style:table-column-properties style:column-width="3.704cm" style:use-optimal-column-width="true" fo:break-before="auto"/>
    </style:style>
    <style:style style:family="table-column" style:name="co39">
      <style:table-column-properties style:column-width="4.313cm" style:use-optimal-column-width="true" fo:break-before="auto"/>
    </style:style>
    <style:style style:family="table-column" style:name="co40">
      <style:table-column-properties style:column-width="4.604cm" style:use-optimal-column-width="true" fo:break-before="auto"/>
    </style:style>
    <style:style style:family="table-column" style:name="co41">
      <style:table-column-properties style:column-width="1.667cm" style:use-optimal-column-width="true" fo:break-before="auto"/>
    </style:style>
    <style:style style:family="table-column" style:name="co42">
      <style:table-column-properties style:column-width="1.667cm" style:use-optimal-column-width="true" fo:break-before="auto"/>
    </style:style>
    <style:style style:family="table-row" style:name="ro2">
      <style:table-row-properties style:row-height="20pt" style:use-optimal-row-height="false" fo:break-before="auto"/>
    </style:style>
    <style:style style:family="text" style:name="T1">
      <style:text-properties fo:color="#000000" fo:font-size="7pt" fo:font-style="normal" style:text-underline-type="none" fo:font-weight="bold"/>
    </style:style>
    <style:style style:family="table-row" style:name="ro3">
      <style:table-row-properties style:row-height="15.95pt" style:use-optimal-row-height="false" fo:break-before="auto"/>
    </style:style>
    <style:style style:family="text" style:name="T2">
      <style:text-properties fo:color="#000000" fo:font-size="7pt" fo:font-style="normal" style:text-underline-type="none" fo:font-weight="bold"/>
    </style:style>
    <style:style style:family="text" style:name="T3">
      <style:text-properties fo:color="#000000" fo:font-size="7pt" fo:font-style="normal" style:text-underline-type="none" fo:font-weight="bold"/>
    </style:style>
    <style:style style:family="text" style:name="T4">
      <style:text-properties fo:color="#000000" fo:font-size="7pt" fo:font-style="normal" style:text-underline-type="none" fo:font-weight="bold"/>
    </style:style>
    <style:style style:family="table-row" style:name="ro4">
      <style:table-row-properties style:row-height="21.95pt" style:use-optimal-row-height="false" fo:break-before="auto"/>
    </style:style>
    <style:style style:family="text" style:name="T5">
      <style:text-properties fo:color="#000000" fo:font-size="6pt" fo:font-style="normal" style:text-underline-type="none" fo:font-weight="bold"/>
    </style:style>
    <style:style style:family="text" style:name="T6">
      <style:text-properties fo:color="#000000" fo:font-size="6pt" fo:font-style="normal" style:text-underline-type="none" fo:font-weight="bold"/>
    </style:style>
    <style:style style:family="text" style:name="T7">
      <style:text-properties fo:color="#000000" fo:font-size="6pt" fo:font-style="normal" style:text-underline-type="none" fo:font-weight="bold"/>
    </style:style>
    <style:style style:family="text" style:name="T8">
      <style:text-properties fo:color="#000000" fo:font-size="6pt" fo:font-style="normal" style:text-underline-type="none" fo:font-weight="bold"/>
    </style:style>
    <style:style style:family="text" style:name="T9">
      <style:text-properties fo:color="#000000" fo:font-size="6pt" fo:font-style="normal" style:text-underline-type="none" fo:font-weight="bold"/>
    </style:style>
    <style:style style:family="text" style:name="T10">
      <style:text-properties fo:color="#000000" fo:font-size="6pt" fo:font-style="normal" style:text-underline-type="none" fo:font-weight="bold"/>
    </style:style>
    <style:style style:family="text" style:name="T11">
      <style:text-properties fo:color="#000000" fo:font-size="6pt" fo:font-style="normal" style:text-underline-type="none" fo:font-weight="bold"/>
    </style:style>
    <style:style style:family="text" style:name="T12">
      <style:text-properties fo:color="#000000" fo:font-size="6pt" fo:font-style="normal" style:text-underline-type="none" fo:font-weight="bold"/>
    </style:style>
    <style:style style:family="text" style:name="T13">
      <style:text-properties fo:color="#000000" fo:font-size="6pt" fo:font-style="normal" style:text-underline-type="none" fo:font-weight="bold"/>
    </style:style>
    <style:style style:family="text" style:name="T14">
      <style:text-properties fo:color="#000000" fo:font-size="6pt" fo:font-style="normal" style:text-underline-type="none" fo:font-weight="bold"/>
    </style:style>
    <style:style style:family="text" style:name="T15">
      <style:text-properties fo:color="#000000" fo:font-size="6pt" fo:font-style="normal" style:text-underline-type="none" fo:font-weight="bold"/>
    </style:style>
    <style:style style:family="text" style:name="T16">
      <style:text-properties fo:color="#000000" fo:font-size="6pt" fo:font-style="normal" style:text-underline-type="none" fo:font-weight="bold"/>
    </style:style>
    <style:style style:family="text" style:name="T17">
      <style:text-properties fo:color="#000000" fo:font-size="6pt" fo:font-style="normal" style:text-underline-type="none" fo:font-weight="bold"/>
    </style:style>
    <style:style style:family="text" style:name="T18">
      <style:text-properties fo:color="#000000" fo:font-size="6pt" fo:font-style="normal" style:text-underline-type="none" fo:font-weight="bold"/>
    </style:style>
    <style:style style:family="text" style:name="T19">
      <style:text-properties fo:color="#000000" fo:font-size="6pt" fo:font-style="normal" style:text-underline-type="none" fo:font-weight="bold"/>
    </style:style>
    <style:style style:family="text" style:name="T20">
      <style:text-properties fo:color="#000000" fo:font-size="6pt" fo:font-style="normal" style:text-underline-type="none" fo:font-weight="bold"/>
    </style:style>
    <style:style style:family="text" style:name="T21">
      <style:text-properties fo:color="#000000" fo:font-size="6pt" fo:font-style="normal" style:text-underline-type="none" fo:font-weight="bold"/>
    </style:style>
    <style:style style:family="text" style:name="T22">
      <style:text-properties fo:color="#000000" fo:font-size="6pt" fo:font-style="normal" style:text-underline-type="none" fo:font-weight="bold"/>
    </style:style>
    <style:style style:family="text" style:name="T23">
      <style:text-properties fo:color="#000000" fo:font-size="6pt" fo:font-style="normal" style:text-underline-type="none" fo:font-weight="bold"/>
    </style:style>
    <style:style style:family="text" style:name="T24">
      <style:text-properties fo:color="#000000" fo:font-size="6pt" fo:font-style="normal" style:text-underline-type="none" fo:font-weight="bold"/>
    </style:style>
    <style:style style:family="text" style:name="T25">
      <style:text-properties fo:color="#000000" fo:font-size="6pt" fo:font-style="normal" style:text-underline-type="none" fo:font-weight="bold"/>
    </style:style>
    <style:style style:family="text" style:name="T26">
      <style:text-properties fo:color="#000000" fo:font-size="6pt" fo:font-style="normal" style:text-underline-type="none" fo:font-weight="bold"/>
    </style:style>
    <style:style style:family="text" style:name="T27">
      <style:text-properties fo:color="#000000" fo:font-size="6pt" fo:font-style="normal" style:text-underline-type="none" fo:font-weight="bold"/>
    </style:style>
    <style:style style:family="text" style:name="T28">
      <style:text-properties fo:color="#000000" fo:font-size="6pt" fo:font-style="normal" style:text-underline-type="none" fo:font-weight="bold"/>
    </style:style>
    <style:style style:family="text" style:name="T29">
      <style:text-properties fo:color="#000000" fo:font-size="6pt" fo:font-style="normal" style:text-underline-type="none" fo:font-weight="bold"/>
    </style:style>
    <style:style style:family="text" style:name="T30">
      <style:text-properties fo:color="#000000" fo:font-size="6pt" fo:font-style="normal" style:text-underline-type="none" fo:font-weight="bold"/>
    </style:style>
    <style:style style:family="text" style:name="T31">
      <style:text-properties fo:color="#000000" fo:font-size="6pt" fo:font-style="normal" style:text-underline-type="none" fo:font-weight="bold"/>
    </style:style>
    <style:style style:family="text" style:name="T32">
      <style:text-properties fo:color="#000000" fo:font-size="6pt" fo:font-style="normal" style:text-underline-type="none" fo:font-weight="bold"/>
    </style:style>
    <style:style style:family="text" style:name="T33">
      <style:text-properties fo:color="#000000" fo:font-size="6pt" fo:font-style="normal" style:text-underline-type="none" fo:font-weight="bold"/>
    </style:style>
    <style:style style:family="text" style:name="T34">
      <style:text-properties fo:color="#000000" fo:font-size="6pt" fo:font-style="normal" style:text-underline-type="none" fo:font-weight="bold"/>
    </style:style>
    <style:style style:family="text" style:name="T35">
      <style:text-properties fo:color="#000000" fo:font-size="6pt" fo:font-style="normal" style:text-underline-type="none" fo:font-weight="bold"/>
    </style:style>
    <style:style style:family="text" style:name="T36">
      <style:text-properties fo:color="#000000" fo:font-size="6pt" fo:font-style="normal" style:text-underline-type="none" fo:font-weight="bold"/>
    </style:style>
    <style:style style:family="text" style:name="T37">
      <style:text-properties fo:color="#000000" fo:font-size="6pt" fo:font-style="normal" style:text-underline-type="none" fo:font-weight="bold"/>
    </style:style>
    <style:style style:family="text" style:name="T38">
      <style:text-properties fo:color="#000000" fo:font-size="6pt" fo:font-style="normal" style:text-underline-type="none" fo:font-weight="bold"/>
    </style:style>
    <style:style style:family="text" style:name="T39">
      <style:text-properties fo:color="#000000" fo:font-size="6pt" fo:font-style="normal" style:text-underline-type="none" fo:font-weight="bold"/>
    </style:style>
    <style:style style:family="text" style:name="T40">
      <style:text-properties fo:color="#000000" fo:font-size="6pt" fo:font-style="normal" style:text-underline-type="none" fo:font-weight="bold"/>
    </style:style>
    <style:style style:family="text" style:name="T41">
      <style:text-properties fo:color="#000000" fo:font-size="6pt" fo:font-style="normal" style:text-underline-type="none" fo:font-weight="bold"/>
    </style:style>
    <style:style style:family="text" style:name="T42">
      <style:text-properties fo:color="#000000" fo:font-size="6pt" fo:font-style="normal" style:text-underline-type="none" fo:font-weight="bold"/>
    </style:style>
    <style:style style:family="text" style:name="T43">
      <style:text-properties fo:color="#000000" fo:font-size="6pt" fo:font-style="normal" style:text-underline-type="none" fo:font-weight="bold"/>
    </style:style>
    <style:style style:family="text" style:name="T44">
      <style:text-properties fo:color="#000000" fo:font-size="6pt" fo:font-style="normal" style:text-underline-type="none" fo:font-weight="bold"/>
    </style:style>
    <style:style style:family="table-row" style:name="ro5">
      <style:table-row-properties style:row-height="22.95pt" style:use-optimal-row-height="false" fo:break-before="auto"/>
    </style:style>
    <style:style style:family="text" style:name="T45">
      <style:text-properties fo:color="#000000" fo:font-size="6pt" fo:font-style="normal" style:text-underline-type="none" fo:font-weight="normal"/>
    </style:style>
    <style:style style:family="text" style:name="T46">
      <style:text-properties fo:color="#000000" fo:font-size="6pt" fo:font-style="normal" style:text-underline-type="none" fo:font-weight="normal"/>
    </style:style>
    <style:style style:family="text" style:name="T47">
      <style:text-properties fo:color="#000000" fo:font-size="6pt" fo:font-style="normal" style:text-underline-type="none" fo:font-weight="normal"/>
    </style:style>
    <style:style style:family="table-row" style:name="ro6">
      <style:table-row-properties style:row-height="14.95pt" style:use-optimal-row-height="false" fo:break-before="auto"/>
    </style:style>
    <style:style style:family="text" style:name="T48">
      <style:text-properties fo:color="#000000" fo:font-size="6pt" fo:font-style="normal" style:text-underline-type="none" fo:font-weight="bold"/>
    </style:style>
    <style:style style:family="table-row" style:name="ro7">
      <style:table-row-properties style:row-height="14.95pt" style:use-optimal-row-height="false" fo:break-before="auto"/>
    </style:style>
    <style:style style:family="text" style:name="T49">
      <style:text-properties fo:color="#000000" fo:font-size="7pt" fo:font-style="normal" style:text-underline-type="none" fo:font-weight="bold"/>
    </style:style>
    <style:style style:family="table-row" style:name="ro8">
      <style:table-row-properties style:row-height="14.95pt" style:use-optimal-row-height="false" fo:break-before="auto"/>
    </style:style>
    <style:style style:family="text" style:name="T50">
      <style:text-properties fo:color="#000000" fo:font-size="7pt" fo:font-style="normal" style:text-underline-type="none" fo:font-weight="bold"/>
    </style:style>
    <style:style style:family="table-row" style:name="ro9">
      <style:table-row-properties style:row-height="14.95pt" style:use-optimal-row-height="false" fo:break-before="auto"/>
    </style:style>
    <style:style style:family="text" style:name="T51">
      <style:text-properties fo:color="#000000" fo:font-size="7pt" fo:font-style="normal" style:text-underline-type="none" fo:font-weight="bold"/>
    </style:style>
  </office:automatic-styles>
  <office:body>
    <office:spreadsheet>
      <table:table table:name="relVerbasIndenizatorias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number-columns-repeated="2"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column table:style-name="co40" table:default-cell-style-name="ce4"/>
        <table:table-column table:number-columns-repeated="24" table:style-name="co41" table:default-cell-style-name="Default"/>
        <table:table-column table:number-columns-repeated="960" table:style-name="co42" table:default-cell-style-name="Default"/>
        <table:table-column table:style-name="co1" table:default-cell-style-name="Default"/>
        <table:table-row table:style-name="ro2">
          <table:table-cell table:style-name="ce5" office:value-type="string" table:number-columns-spanned="40" table:number-rows-spanned="1">
            <text:p><text:span text:style-name="T1">VERBAS INDENIZATÓRIAS E OUTRAS REMUNERAÇÕES TEMPORÁRIAS</text:span>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number-columns-repeated="1024"/>
        </table:table-row>
        <table:table-row table:style-name="ro3">
          <table:table-cell table:style-name="ce5" office:value-type="string" table:number-columns-spanned="3" table:number-rows-spanned="1">
            <text:p><text:span text:style-name="T2">Mês/ano de referência: 01/2021</text:span></text:p>
          </table:table-cell>
          <table:covered-table-cell table:style-name="ce6"/>
          <table:covered-table-cell table:style-name="ce6"/>
          <table:table-cell table:style-name="ce7" office:value-type="string" table:number-columns-spanned="13" table:number-rows-spanned="1">
            <text:p><text:span text:style-name="T3">VERBAS INDENIZATÓRIAS</text:span>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7" office:value-type="string" table:number-columns-spanned="24" table:number-rows-spanned="1">
            <text:p><text:span text:style-name="T4">OUTRAS REMUNERAÇÕES TEMPORÁRIAS</text:span>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number-columns-repeated="1024"/>
        </table:table-row>
        <table:table-row table:style-name="ro4">
          <table:table-cell table:style-name="ce9" office:value-type="string">
            <text:p><text:span text:style-name="T5">Matrícula</text:span></text:p>
          </table:table-cell>
          <table:table-cell table:style-name="ce10" office:value-type="string">
            <text:p><text:span text:style-name="T6">Nome</text:span></text:p>
          </table:table-cell>
          <table:table-cell table:style-name="ce10" office:value-type="string">
            <text:p><text:span text:style-name="T7">Cargo</text:span></text:p>
          </table:table-cell>
          <table:table-cell table:style-name="ce10" office:value-type="string">
            <text:p><text:span text:style-name="T8">Lotação</text:span></text:p>
          </table:table-cell>
          <table:table-cell table:style-name="ce9" office:value-type="string">
            <text:p><text:span text:style-name="T9">Auxílio Saúde (01)</text:span></text:p>
          </table:table-cell>
          <table:table-cell table:style-name="ce9" office:value-type="string">
            <text:p><text:span text:style-name="T10">Dif. Auxílio-Saúde (02)</text:span></text:p>
          </table:table-cell>
          <table:table-cell table:style-name="ce9" office:value-type="string">
            <text:p><text:span text:style-name="T11">Auxílio-Alimentação (03)</text:span></text:p>
          </table:table-cell>
          <table:table-cell table:style-name="ce9" office:value-type="string">
            <text:p><text:span text:style-name="T12">Dif. Auxílio-Alimentação (04)</text:span></text:p>
          </table:table-cell>
          <table:table-cell table:style-name="ce9" office:value-type="string">
            <text:p><text:span text:style-name="T13">Auxílio-Interiorização (05)</text:span></text:p>
          </table:table-cell>
          <table:table-cell table:style-name="ce9" office:value-type="string">
            <text:p><text:span text:style-name="T14">Dif. Auxílio-Interiorização (06)</text:span></text:p>
          </table:table-cell>
          <table:table-cell table:style-name="ce9" office:value-type="string">
            <text:p><text:span text:style-name="T15">Dif. Auxílio Lei 8.625/93 (07)</text:span></text:p>
          </table:table-cell>
          <table:table-cell table:style-name="ce9" office:value-type="string">
            <text:p><text:span text:style-name="T16">Indenizações Férias/Licença-Prêmio (08)</text:span></text:p>
          </table:table-cell>
          <table:table-cell table:style-name="ce9" office:value-type="string">
            <text:p><text:span text:style-name="T17">Abono Pecuniário (09)</text:span></text:p>
          </table:table-cell>
          <table:table-cell table:style-name="ce9" office:value-type="string">
            <text:p><text:span text:style-name="T18">Dif. Abono Pecuniário (09.1)</text:span></text:p>
          </table:table-cell>
          <table:table-cell table:style-name="ce9" office:value-type="string">
            <text:p><text:span text:style-name="T19">Ressarcimentos (10)</text:span></text:p>
          </table:table-cell>
          <table:table-cell table:style-name="ce9" office:value-type="string">
            <text:p><text:span text:style-name="T20">Total Verbas Indenizatórias</text:span></text:p>
          </table:table-cell>
          <table:table-cell table:style-name="ce9" office:value-type="string">
            <text:p><text:span text:style-name="T21">GEO (11)</text:span></text:p>
          </table:table-cell>
          <table:table-cell table:style-name="ce9" office:value-type="string">
            <text:p><text:span text:style-name="T22">Dif. GEO (12)</text:span></text:p>
          </table:table-cell>
          <table:table-cell table:style-name="ce9" office:value-type="string">
            <text:p><text:span text:style-name="T23">Insalubridade (13)</text:span></text:p>
          </table:table-cell>
          <table:table-cell table:style-name="ce9" office:value-type="string">
            <text:p><text:span text:style-name="T24">Dif. Insalubridade (14)</text:span></text:p>
          </table:table-cell>
          <table:table-cell table:style-name="ce9" office:value-type="string">
            <text:p><text:span text:style-name="T25">Periculosidade (15)</text:span></text:p>
          </table:table-cell>
          <table:table-cell table:style-name="ce9" office:value-type="string">
            <text:p><text:span text:style-name="T26">Dif. Periculosidade (16)</text:span></text:p>
          </table:table-cell>
          <table:table-cell table:style-name="ce9" office:value-type="string">
            <text:p><text:span text:style-name="T27">Adicional Trabalho Técnico (17)</text:span></text:p>
          </table:table-cell>
          <table:table-cell table:style-name="ce9" office:value-type="string">
            <text:p><text:span text:style-name="T28">Dif. Adicional Trabalho Técnico (18)</text:span></text:p>
          </table:table-cell>
          <table:table-cell table:style-name="ce9" office:value-type="string">
            <text:p><text:span text:style-name="T29">Grat. Atividade Ensino (19)</text:span></text:p>
          </table:table-cell>
          <table:table-cell table:style-name="ce9" office:value-type="string">
            <text:p><text:span text:style-name="T30">Substituições (20)</text:span></text:p>
          </table:table-cell>
          <table:table-cell table:style-name="ce9" office:value-type="string">
            <text:p><text:span text:style-name="T31">Dif. Substituições (21)</text:span></text:p>
          </table:table-cell>
          <table:table-cell table:style-name="ce9" office:value-type="string">
            <text:p><text:span text:style-name="T32">Cumulação (22)</text:span></text:p>
          </table:table-cell>
          <table:table-cell table:style-name="ce9" office:value-type="string">
            <text:p><text:span text:style-name="T33">Dif. Cumulação (23)</text:span></text:p>
          </table:table-cell>
          <table:table-cell table:style-name="ce9" office:value-type="string">
            <text:p><text:span text:style-name="T34">Representação de Direção (24)</text:span></text:p>
          </table:table-cell>
          <table:table-cell table:style-name="ce9" office:value-type="string">
            <text:p><text:span text:style-name="T35">Dif. Representação de Direção (25)</text:span></text:p>
          </table:table-cell>
          <table:table-cell table:style-name="ce9" office:value-type="string">
            <text:p><text:span text:style-name="T36">Grat. Turma Recursal (26)</text:span></text:p>
          </table:table-cell>
          <table:table-cell table:style-name="ce9" office:value-type="string">
            <text:p><text:span text:style-name="T37">Dif. Grat. Turma Recursal (27)</text:span></text:p>
          </table:table-cell>
          <table:table-cell table:style-name="ce9" office:value-type="string">
            <text:p><text:span text:style-name="T38">Grat. Difícil Provimento (28)</text:span></text:p>
          </table:table-cell>
          <table:table-cell table:style-name="ce9" office:value-type="string">
            <text:p><text:span text:style-name="T39">Dif. Grat. Difícil Provimento (29)</text:span></text:p>
          </table:table-cell>
          <table:table-cell table:style-name="ce9" office:value-type="string">
            <text:p><text:span text:style-name="T40">Grat. Assessor (30)</text:span></text:p>
          </table:table-cell>
          <table:table-cell table:style-name="ce9" office:value-type="string">
            <text:p><text:span text:style-name="T41">Dif. Grat. Assessor (31)</text:span></text:p>
          </table:table-cell>
          <table:table-cell table:style-name="ce9" office:value-type="string">
            <text:p><text:span text:style-name="T42">Representação GAECO (32)</text:span></text:p>
          </table:table-cell>
          <table:table-cell table:style-name="ce9" office:value-type="string">
            <text:p><text:span text:style-name="T43">Dif. Representação GAECO (33)</text:span></text:p>
          </table:table-cell>
          <table:table-cell table:style-name="ce9" office:value-type="string">
            <text:p><text:span text:style-name="T44">Total Outras Remunerações Temporárias</text:span></text:p>
          </table:table-cell>
          <table:table-cell table:number-columns-repeated="1024"/>
        </table:table-row>
        <table:table-row table:style-name="ro5">
          <table:table-cell table:style-name="ce11" office:value-type="float" office:value="1741">
            <text:p>1741</text:p>
          </table:table-cell>
          <table:table-cell table:style-name="ce12" office:value-type="string">
            <text:p><text:span text:style-name="T45">ADEILDO JOSE DA SILVA</text:span></text:p>
          </table:table-cell>
          <table:table-cell table:style-name="ce12" office:value-type="string">
            <text:p><text:span text:style-name="T46">ANALISTA DO MP- CONTADOR</text:span></text:p>
          </table:table-cell>
          <table:table-cell table:style-name="ce12" office:value-type="string">
            <text:p><text:span text:style-name="T47">DIVISAO DE PERICIA CONTABIL - GAAE</text:span></text:p>
          </table:table-cell>
          <table:table-cell table:style-name="ce13" office:value-type="float" office:value="1328.0699999999999">
            <text:p>1328.069999999999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56">
            <text:p>10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3" office:value-type="float" office:value="2384.0700000000002">
            <text:p>2384.07000000000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24"/>
        </table:table-row>
        <table:table-row table:style-name="ro6">
          <table:table-cell table:style-name="ce14" office:value-type="string" table:number-columns-spanned="4" table:number-rows-spanned="1">
            <text:p><text:span text:style-name="T48">TOTAL:</text:span></text:p>
          </table:table-cell>
          <table:covered-table-cell table:style-name="ce15"/>
          <table:covered-table-cell table:style-name="ce15"/>
          <table:covered-table-cell table:style-name="ce15"/>
          <table:table-cell table:style-name="ce16" office:value-type="float" office:value="872038.63">
            <text:p>872038.63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756096">
            <text:p>756096</text:p>
          </table:table-cell>
          <table:table-cell table:style-name="ce16" office:value-type="float" office:value="3168">
            <text:p>3168</text:p>
          </table:table-cell>
          <table:table-cell table:style-name="ce16" office:value-type="float" office:value="88075.419999999998">
            <text:p>88075.419999999998</text:p>
          </table:table-cell>
          <table:table-cell table:style-name="ce16" office:value-type="float" office:value="729.85000000000002">
            <text:p>729.85000000000002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480032.09999999998">
            <text:p>480032.09999999998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2200140">
            <text:p>2200140</text:p>
          </table:table-cell>
          <table:table-cell table:style-name="ce16" office:value-type="float" office:value="7733.3299999999999">
            <text:p>7733.3299999999999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742.7399999999998">
            <text:p>3742.7399999999998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6103.120000000001">
            <text:p>16103.12000000000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8080.1999999999998">
            <text:p>8080.1999999999998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25620.130000000001">
            <text:p>25620.13000000000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58067.910000000003">
            <text:p>58067.910000000003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20741.64">
            <text:p>120741.64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2021.3499999999999">
            <text:p>2021.3499999999999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7681.1199999999999">
            <text:p>7681.1199999999999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0106.73">
            <text:p>10106.73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9379.669999999998">
            <text:p>19379.669999999998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279277.94">
            <text:p>279277.94</text:p>
          </table:table-cell>
          <table:table-cell table:number-columns-repeated="1024"/>
        </table:table-row>
        <table:table-row table:style-name="ro7">
          <table:table-cell table:style-name="ce17" office:value-type="string" table:number-columns-spanned="40" table:number-rows-spanned="1">
            <text:p><text:span text:style-name="T49">Ressarcimentos: restituição de valores descontados indevidamente ou a maior do Membro/Servidor.</text:span>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number-columns-repeated="1024"/>
        </table:table-row>
        <table:table-row table:style-name="ro8">
          <table:table-cell table:style-name="ce17" office:value-type="string" table:number-columns-spanned="40" table:number-rows-spanned="1">
            <text:p><text:span text:style-name="T50">Fonte da Informação: Diretoria de Recursos Humanos</text:span>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number-columns-repeated="1024"/>
        </table:table-row>
        <table:table-row table:style-name="ro9">
          <table:table-cell table:style-name="ce17" office:value-type="string" table:number-columns-spanned="40" table:number-rows-spanned="1">
            <text:p><text:span text:style-name="T51">Data da última atualização: 31/01/2021 08:12:55</text:span>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/>
          <table:table-cell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" svg:font-family=""/>
    <style:font-face style:name="Liberation Sans" svg:font-family="Liberation Sans"/>
  </office:font-face-decls>
  <office:styles>
    <style:default-style style:family="table-cell"/>
    <number:number-style style:name="NF10002">
      <number:number number:min-integer-digits="1"/>
    </number:number-style>
    <number:number-style style:name="NF10003">
      <number:number number:decimal-places="2" number:min-integer-digits="1"/>
    </number:number-style>
    <style:style style:display-name="Default" style:family="table-cell" style:name="Default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landscape" fo:margin-left="0cm" fo:margin-right="0cm" fo:margin-top="0cm" fo:margin-bottom="0cm" style:scale-to="100%"/>
      <style:header-style>
        <style:header-footer-properties svg:height="0.75cm" fo:min-height="0.75cm"/>
      </style:header-style>
      <style:footer-style>
        <style:header-footer-properties svg:height="0.75cm" fo:min-height="0.75cm"/>
      </style:footer-style>
    </style:page-layout>
    <style:style style:data-style-name="" style:family="table-cell" style:name="ce1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footer/>
      <style:head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3.1.56</meta:generator>
    <meta:initial-creator/>
    <meta:creation-date/>
    <meta:editing-cycles/>
    <meta:editing-duration/>
    <dc:date/>
    <dc:creator/>
    <meta:document-statistic/>
  </office:meta>
</office:document-meta>
</file>